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25-11-20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25-08-27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25-06-04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25-03-25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24-11-26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24-09-26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24-06-17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24-02-0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23-10-20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23-08-14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23-04-14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23-02-08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22-10-26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22-09-19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22-05-04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22-02-10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21-04-20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21-03-03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20-12-09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20-09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20-04-07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20-02-04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19-09-12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19-05-29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19-03-14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18-12-1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18-09-2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18-06-18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17-11-0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17-07-25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17-02-22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16-12-05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16-09-26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16-06-07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16-03-08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15-12-1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15-09-2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15-06-2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15-03-23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14-12-0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14-09-1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14-06-24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14-03-11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13-09-17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13-06-27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13-03-19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12-11-26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12-08-2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12-06-26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12-03-08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11-11-16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11-08-2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11-06-0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1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10-11-16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10-08-2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10-06-10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10-03-02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09-12-0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09-09-1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09-06-04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09-03-12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08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08-08-2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08-05-06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08-02-19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07-11-27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07-08-21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07-06-0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07-02-20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06-11-28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06-07-19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06-05-0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06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0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0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0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0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0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0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0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0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0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03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0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0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02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0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02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01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0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01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0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0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0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2000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9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9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6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5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4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4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4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3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3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2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2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2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1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0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0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90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9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9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9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8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8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8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7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6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6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6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6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5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5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4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3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3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2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2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1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1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1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1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1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1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1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0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0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0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0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8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9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9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9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9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9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9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8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8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8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8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8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8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8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8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8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7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7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7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7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7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7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7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3</text:p>
          </table:table-cell>
          <table:table-cell office:value-type="string" calcext:value-type="string">
            <text:p>66K <text:s/>4 SOW 101A</text:p>
          </table:table-cell>
          <table:table-cell office:value-type="string" calcext:value-type="string">
            <text:p>1977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6" meta:object-count="0"/>
    <meta:user-defined meta:name="AppVersion">3.0</meta:user-defined>
  </office:meta>
</office:document-meta>
</file>